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eb72" officeooo:paragraph-rsid="0001eb72"/>
    </style:style>
    <style:style style:name="P2" style:family="paragraph" style:parent-style-name="Standard">
      <style:text-properties officeooo:rsid="000399dc" officeooo:paragraph-rsid="000399dc"/>
    </style:style>
    <style:style style:name="P3" style:family="paragraph" style:parent-style-name="Standard">
      <style:text-properties officeooo:rsid="000484f4" officeooo:paragraph-rsid="000484f4"/>
    </style:style>
    <style:style style:name="P4" style:family="paragraph" style:parent-style-name="Standard">
      <style:text-properties officeooo:rsid="0005763e" officeooo:paragraph-rsid="0005763e"/>
    </style:style>
    <style:style style:name="P5" style:family="paragraph" style:parent-style-name="Standard">
      <style:text-properties officeooo:rsid="00076df4" officeooo:paragraph-rsid="00076df4"/>
    </style:style>
    <style:style style:name="P6" style:family="paragraph" style:parent-style-name="Standard">
      <style:text-properties officeooo:rsid="0007f4e2" officeooo:paragraph-rsid="0007f4e2"/>
    </style:style>
    <style:style style:name="P7" style:family="paragraph" style:parent-style-name="Standard">
      <style:text-properties officeooo:rsid="0007f4e2" officeooo:paragraph-rsid="0009d06c"/>
    </style:style>
    <style:style style:name="P8" style:family="paragraph" style:parent-style-name="Standard">
      <style:text-properties officeooo:rsid="0009d06c" officeooo:paragraph-rsid="0009d06c"/>
    </style:style>
    <style:style style:name="P9" style:family="paragraph" style:parent-style-name="Standard">
      <style:text-properties officeooo:rsid="000b2598" officeooo:paragraph-rsid="000b2598"/>
    </style:style>
    <style:style style:name="P10" style:family="paragraph" style:parent-style-name="Standard">
      <style:text-properties officeooo:rsid="000cdb8c" officeooo:paragraph-rsid="000cdb8c"/>
    </style:style>
    <style:style style:name="P11" style:family="paragraph" style:parent-style-name="Standard">
      <style:text-properties officeooo:rsid="000ec083" officeooo:paragraph-rsid="000ec083"/>
    </style:style>
    <style:style style:name="P12" style:family="paragraph" style:parent-style-name="Standard">
      <style:text-properties officeooo:rsid="00105270" officeooo:paragraph-rsid="00105270"/>
    </style:style>
    <style:style style:name="P13" style:family="paragraph" style:parent-style-name="Standard">
      <style:text-properties officeooo:rsid="00117133" officeooo:paragraph-rsid="00117133"/>
    </style:style>
    <style:style style:name="P14" style:family="paragraph" style:parent-style-name="Standard">
      <style:text-properties officeooo:rsid="00143808" officeooo:paragraph-rsid="00143808"/>
    </style:style>
    <style:style style:name="P15" style:family="paragraph" style:parent-style-name="Standard">
      <style:text-properties officeooo:rsid="0015c09c" officeooo:paragraph-rsid="0015c09c"/>
    </style:style>
    <style:style style:name="P16" style:family="paragraph" style:parent-style-name="Standard">
      <style:text-properties officeooo:rsid="00165cf0" officeooo:paragraph-rsid="00165cf0"/>
    </style:style>
    <style:style style:name="P17" style:family="paragraph" style:parent-style-name="Standard">
      <style:text-properties officeooo:rsid="0018df43" officeooo:paragraph-rsid="0018df43"/>
    </style:style>
    <style:style style:name="P18" style:family="paragraph" style:parent-style-name="Standard">
      <style:text-properties officeooo:rsid="0019f1dd" officeooo:paragraph-rsid="0019f1dd"/>
    </style:style>
    <style:style style:name="P19" style:family="paragraph" style:parent-style-name="Standard">
      <style:text-properties officeooo:rsid="001aed29" officeooo:paragraph-rsid="001aed29"/>
    </style:style>
    <style:style style:name="P20" style:family="paragraph" style:parent-style-name="Standard">
      <style:text-properties officeooo:rsid="001b5658" officeooo:paragraph-rsid="001b5658"/>
    </style:style>
    <style:style style:name="P21" style:family="paragraph" style:parent-style-name="Standard">
      <style:text-properties officeooo:rsid="001d2137" officeooo:paragraph-rsid="001d2137"/>
    </style:style>
    <style:style style:name="P22" style:family="paragraph" style:parent-style-name="Standard">
      <style:text-properties officeooo:rsid="001ecc96" officeooo:paragraph-rsid="001ecc96"/>
    </style:style>
    <style:style style:name="P23" style:family="paragraph" style:parent-style-name="Standard">
      <style:text-properties officeooo:rsid="00207748" officeooo:paragraph-rsid="00207748"/>
    </style:style>
    <style:style style:name="P24" style:family="paragraph" style:parent-style-name="Standard">
      <style:text-properties officeooo:rsid="00222c40" officeooo:paragraph-rsid="00222c40"/>
    </style:style>
    <style:style style:name="P25" style:family="paragraph" style:parent-style-name="Standard">
      <style:text-properties officeooo:rsid="00239364" officeooo:paragraph-rsid="00239364"/>
    </style:style>
    <style:style style:name="P26" style:family="paragraph" style:parent-style-name="Standard">
      <style:text-properties officeooo:rsid="0025524a" officeooo:paragraph-rsid="0025524a"/>
    </style:style>
    <style:style style:name="P27" style:family="paragraph" style:parent-style-name="Standard">
      <style:text-properties officeooo:rsid="00262d75" officeooo:paragraph-rsid="00262d75"/>
    </style:style>
    <style:style style:name="P28" style:family="paragraph" style:parent-style-name="Standard">
      <style:text-properties officeooo:rsid="0027bd5b" officeooo:paragraph-rsid="0027bd5b"/>
    </style:style>
    <style:style style:name="P29" style:family="paragraph" style:parent-style-name="Standard">
      <style:text-properties officeooo:rsid="0027dc23" officeooo:paragraph-rsid="0027dc23"/>
    </style:style>
    <style:style style:name="P30" style:family="paragraph" style:parent-style-name="Standard">
      <style:text-properties officeooo:rsid="00282ad5" officeooo:paragraph-rsid="00282ad5"/>
    </style:style>
    <style:style style:name="P31" style:family="paragraph" style:parent-style-name="Standard">
      <style:text-properties officeooo:rsid="00294ff2" officeooo:paragraph-rsid="00294ff2"/>
    </style:style>
    <style:style style:name="P32" style:family="paragraph" style:parent-style-name="Standard">
      <style:text-properties officeooo:rsid="002a7b6b" officeooo:paragraph-rsid="002a7b6b"/>
    </style:style>
    <style:style style:name="P33" style:family="paragraph" style:parent-style-name="Standard">
      <style:text-properties officeooo:rsid="002be351" officeooo:paragraph-rsid="002be351"/>
    </style:style>
    <style:style style:name="T1" style:family="text">
      <style:text-properties officeooo:rsid="0005763e"/>
    </style:style>
    <style:style style:name="T2" style:family="text">
      <style:text-properties officeooo:rsid="0009d06c"/>
    </style:style>
    <style:style style:name="T3" style:family="text">
      <style:text-properties officeooo:rsid="0011bbc9"/>
    </style:style>
    <style:style style:name="T4" style:family="text">
      <style:text-properties officeooo:rsid="0013b25e"/>
    </style:style>
    <style:style style:name="T5" style:family="text">
      <style:text-properties officeooo:rsid="0015c09c"/>
    </style:style>
    <style:style style:name="T6" style:family="text">
      <style:text-properties officeooo:rsid="0028a0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 nerviós</text:p>
      <text:p text:style-name="P1"/>
      <text:p text:style-name="P2">Mecanoreceptors.</text:p>
      <text:p text:style-name="P2"/>
      <text:p text:style-name="P3">Teixit basic per a comunicar-nos amb l’entorn i el nostre cos</text:p>
      <text:p text:style-name="P3"/>
      <text:p text:style-name="P3">- Extensions a tot arreu del cos</text:p>
      <text:p text:style-name="P3">- Centres de recollida d’informació a tot l’organisme.</text:p>
      <text:p text:style-name="P3"/>
      <text:p text:style-name="P3">Propietats</text:p>
      <text:p text:style-name="P3">- Excitabilitat: poden reaccionar a agents físics i químics</text:p>
      <text:p text:style-name="P3">- Conductivitat: poden transmetre aquesta excitabilitat </text:p>
      <text:p text:style-name="P3"/>
      <text:p text:style-name="P3">- Centre de control de processos vitals</text:p>
      <text:p text:style-name="P3">- Organització independent de la resta de teixits (sense quasi teixit connectiu aïllat)</text:p>
      <text:p text:style-name="P3">- Diferents nivells de complexitat en relació a estrats filogenètics </text:p>
      <text:p text:style-name="P3"/>
      <text:p text:style-name="P3">Nivells filogenètics</text:p>
      <text:p text:style-name="P3">Nivell medul·lar: reflexes</text:p>
      <text:p text:style-name="P3">Nivell nuclis bulbars: funcions vitals</text:p>
      <text:p text:style-name="P3">Nivell nuclis de la base: penúltim esglaó</text:p>
      <text:p text:style-name="P3">Nivell cortical: funció superior</text:p>
      <text:p text:style-name="P3"/>
      <text:p text:style-name="P3">Neurones son cèl·lules no proliferatives </text:p>
      <text:p text:style-name="P3"/>
      <text:p text:style-name="P3"/>
      <text:p text:style-name="P3">Hi ha Neuronal Stem Cells a certes localitzacions del cervell en adults </text:p>
      <text:p text:style-name="P3"/>
      <text:p text:style-name="P3">Nínxols neurogènics -&gt; localitzacions on es troben NSC (hipocamp)</text:p>
      <text:p text:style-name="P3"/>
      <text:p text:style-name="P3">Altres característiques: plasticitat extrema</text:p>
      <text:p text:style-name="P3"><text:tab/><text:tab/><text:tab/><text:tab/>Establiment de connexions neuronals </text:p>
      <text:p text:style-name="P3"><text:tab/><text:tab/><text:tab/><text:tab/>Modulació de circuits-espines</text:p>
      <text:p text:style-name="P3"><text:tab/><text:tab/><text:tab/><text:tab/>Regulació de circuits-interneurones </text:p>
      <text:p text:style-name="P3"/>
      <text:p text:style-name="P3">- <text:span text:style-name="T1">Absència d’unions </text:span></text:p>
      <text:p text:style-name="P3">- <text:span text:style-name="T1">Absència de làmina basal</text:span></text:p>
      <text:p text:style-name="P3"/>
      <text:p text:style-name="P3"/>
      <text:p text:style-name="P4">Divisió clàssica del SN</text:p>
      <text:p text:style-name="P4">- SNC</text:p>
      <text:p text:style-name="P4">Encèfal </text:p>
      <text:p text:style-name="P4">Medul·la espinal</text:p>
      <text:p text:style-name="P4">- SN perifperic</text:p>
      <text:p text:style-name="P4">Ganglis/plexes</text:p>
      <text:p text:style-name="P4">...</text:p>
      <text:p text:style-name="P4"/>
      <text:p text:style-name="P4"/>
      <text:p text:style-name="P4">Teixit nerviós: </text:p>
      <text:p text:style-name="P4"/>
      <text:p text:style-name="P4"/>
      <text:p text:style-name="P4">Cèl·lula de pukinje té arbre dendrític molt clar </text:p>
      <text:p text:style-name="P5"><text:soft-page-break/>Elements cel·lulars (neurones) </text:p>
      <text:p text:style-name="P5">- Citoesquelet</text:p>
      <text:p text:style-name="P5"><text:tab/>neurofibrilles</text:p>
      <text:p text:style-name="P5"><text:tab/>microtubuls</text:p>
      <text:p text:style-name="P5">- Mitocondries</text:p>
      <text:p text:style-name="P5">- Complex de golgi</text:p>
      <text:p text:style-name="P5">- Lipofucsina (pigment marró, normalment neurodegeneratiu) </text:p>
      <text:p text:style-name="P5">Dendrites:</text:p>
      <text:p text:style-name="P5"><text:tab/>Múltiples i ramificades</text:p>
      <text:p text:style-name="P5"><text:tab/>Mateixes organel·les que el soma excepte golgi</text:p>
      <text:p text:style-name="P5"><text:tab/>A la part més distal hi ha més mitocondris </text:p>
      <text:p text:style-name="P5"><text:tab/>Espines dendrítiques <text:s/></text:p>
      <text:p text:style-name="P5"/>
      <text:p text:style-name="P5">Axó: </text:p>
      <text:p text:style-name="P5">- Poden arribar al metre</text:p>
      <text:p text:style-name="P5">- REL, vesicules i mitocondris</text:p>
      <text:p text:style-name="P5">- Con axònic: implantació al cos</text:p>
      <text:p text:style-name="P5">- Segment inicial: fins a la beina de mielina </text:p>
      <text:p text:style-name="P5">- Axó unic pero pot tenir colaterals i ramificació finals </text:p>
      <text:p text:style-name="P5"/>
      <text:p text:style-name="P5">Sinapsi: zona especialitzada de contacte on té lloc la transmissió </text:p>
      <text:p text:style-name="P5">Tipus de botó:</text:p>
      <text:p text:style-name="P5"><text:tab/>Terminal </text:p>
      <text:p text:style-name="P5"><text:tab/>De pas </text:p>
      <text:p text:style-name="P5"/>
      <text:p text:style-name="P5">Botó pre sinàptic: </text:p>
      <text:p text:style-name="P5"/>
      <text:p text:style-name="P6">Direcció distal i de tornada: tenen diferents velocitats de transport axonal, però és vital per tenir tot el necessari per la sinapsi (des del soma fins la part distal de l’axó). Necessari citoesquelet</text:p>
      <text:p text:style-name="P6"/>
      <text:p text:style-name="P6"/>
      <text:p text:style-name="P6"/>
      <text:p text:style-name="P6">Neurones es classifiquen en funció polarització i forma pericardium</text:p>
      <text:p text:style-name="P6"/>
      <text:p text:style-name="P6">Funcions:</text:p>
      <text:p text:style-name="P6">- Sensitiva </text:p>
      <text:p text:style-name="P6">- Motora </text:p>
      <text:p text:style-name="P6">- Interneurona (d’ajuda) </text:p>
      <text:p text:style-name="P6"/>
      <text:p text:style-name="P6">Unipolar / bipolar / pseudounipolar / multi</text:p>
      <text:p text:style-name="P6">1 prolongació / 2 prolongacions / moltes dendrites </text:p>
      <text:p text:style-name="P6"/>
      <text:p text:style-name="P6">Neuroglia</text:p>
      <text:p text:style-name="P6">- Adequa microambient </text:p>
      <text:p text:style-name="P6">- Facilita activitat</text:p>
      <text:p text:style-name="P6">- Sosteniment </text:p>
      <text:p text:style-name="P6">- Col·labora en processos d’organització SN </text:p>
      <text:p text:style-name="P6">- Capacitat proliferativa</text:p>
      <text:p text:style-name="P6"/>
      <text:p text:style-name="P6"/>
      <text:p text:style-name="P6"/>
      <text:p text:style-name="P6"/>
      <text:p text:style-name="P6"><text:soft-page-break/>Tipus:</text:p>
      <text:p text:style-name="P6">Astroglia - <text:span text:style-name="T2">suport i nutrició</text:span></text:p>
      <text:p text:style-name="P6">Schan</text:p>
      <text:p text:style-name="P6">Oligodendroglia</text:p>
      <text:p text:style-name="P6">Microglia</text:p>
      <text:p text:style-name="P7">Epèndima </text:p>
      <text:p text:style-name="P7"/>
      <text:p text:style-name="P7"/>
      <text:p text:style-name="P7"/>
      <text:p text:style-name="P7"/>
      <text:p text:style-name="P7"><text:s/></text:p>
      <text:p text:style-name="P8">Astròcit: </text:p>
      <text:p text:style-name="P8">- Cèl·lula amb forma d’estrella </text:p>
      <text:p text:style-name="P8">- Filaments citoplasma: proteïna fibrilar acídica glial </text:p>
      <text:p text:style-name="P8">- Prolongacions: peus perivasculars, peus perineuronals i processos pediculars en contacte amb la piamare</text:p>
      <text:p text:style-name="P8"/>
      <text:p text:style-name="P8">Regula homeostasi SN </text:p>
      <text:p text:style-name="P8"/>
      <text:p text:style-name="P8">Tipus:</text:p>
      <text:p text:style-name="P8">- Protoplàsmic (substància gris) </text:p>
      <text:p text:style-name="P8">- Fibrós (substància blanca) </text:p>
      <text:p text:style-name="P8"/>
      <text:p text:style-name="P8"/>
      <text:p text:style-name="P8"/>
      <text:p text:style-name="P8">Oligodendròcit: </text:p>
      <text:p text:style-name="P8">- Poques prolongacions </text:p>
      <text:p text:style-name="P8">- Nucli rodó</text:p>
      <text:p text:style-name="P8">- Complex de golgi gran </text:p>
      <text:p text:style-name="P8"/>
      <text:p text:style-name="P8">Produeix beina de mielina a la substància blanca : interfàsic</text:p>
      <text:p text:style-name="P8">Ajuda a la substància gris : satèl·lit </text:p>
      <text:p text:style-name="P8"/>
      <text:p text:style-name="P8">Funció:</text:p>
      <text:p text:style-name="P8"><text:s/>FOrmació mielina SNC </text:p>
      <text:p text:style-name="P8">Embolcallament de més d’un axò </text:p>
      <text:p text:style-name="P8"/>
      <text:p text:style-name="P8"/>
      <text:p text:style-name="P8"/>
      <text:p text:style-name="P9">Microglia: </text:p>
      <text:p text:style-name="P9"/>
      <text:p text:style-name="P9">- Cèl·lules més petites de la neuroglia</text:p>
      <text:p text:style-name="P9">- Al voltant de vasos i neurones </text:p>
      <text:p text:style-name="P9">- Funció fagocítica </text:p>
      <text:p text:style-name="P8"/>
      <text:p text:style-name="P8"/>
      <text:p text:style-name="P9">Neuròpil: prolongacions neuronals i glials de la substància grisa </text:p>
      <text:p text:style-name="P9"/>
      <text:p text:style-name="P9"/>
      <text:p text:style-name="P9"/>
      <text:p text:style-name="P9"/>
      <text:p text:style-name="P9"/>
      <text:p text:style-name="P9"><text:soft-page-break/>No neurona a substància blanca (axons mielina i glia) </text:p>
      <text:p text:style-name="P9"/>
      <text:p text:style-name="P9">Homeostasi SNC</text:p>
      <text:p text:style-name="P9">- Epèndim: revestiment cavitats </text:p>
      <text:p text:style-name="P9">- Meninges </text:p>
      <text:p text:style-name="P9">- Plexes coroides: LCR</text:p>
      <text:p text:style-name="P9">- Barrera hemato-encefàlica: entrada selectiva</text:p>
      <text:p text:style-name="P9"><text:tab/>endoteli capilar</text:p>
      <text:p text:style-name="P9"><text:tab/>làmina basal</text:p>
      <text:p text:style-name="P9"><text:tab/>peus astrocitaris </text:p>
      <text:p text:style-name="P9"/>
      <text:p text:style-name="P9">Aïllen SNC i mantenen ambient adequat </text:p>
      <text:p text:style-name="P9"/>
      <text:p text:style-name="P9">Duramadre: externa amb dues capes </text:p>
      <text:p text:style-name="P9"/>
      <text:p text:style-name="P9">Aracnoides i piamare: interna (leptomeninges) </text:p>
      <text:p text:style-name="P9"/>
      <text:p text:style-name="P9">Duramadre: teixit connectiu dens </text:p>
      <text:p text:style-name="P9"/>
      <text:p text:style-name="P9">Aracnoides: amb la piamare, dificilment separables </text:p>
      <text:p text:style-name="P9"/>
      <text:p text:style-name="P10">LCR en el espai travecular </text:p>
      <text:p text:style-name="P10"/>
      <text:p text:style-name="P10">Espai subaracnoidal: espai ocupat per LCR </text:p>
      <text:p text:style-name="P10"/>
      <text:p text:style-name="P10"/>
      <text:p text:style-name="P11">Vasos entren a través de la piamare </text:p>
      <text:p text:style-name="P11"/>
      <text:p text:style-name="P12">Vellositats aracnoidals </text:p>
      <text:p text:style-name="P12"/>
      <text:p text:style-name="P12">Plexes coroidals: invaginació meninge-vascular fins epèndim. </text:p>
      <text:p text:style-name="P12">- Abudant vascularització amb capilars fenestrats </text:p>
      <text:p text:style-name="P10"/>
      <text:p text:style-name="P1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Tipus de neurones: </text:p>
      <text:p text:style-name="P12">Neurones principals (efectores) </text:p>
      <text:p text:style-name="P12">Neurones intrínseques (interneurones) </text:p>
      <text:p text:style-name="P12"/>
      <text:p text:style-name="P13">Neurona principal: axò surt de la regió funcional per fer la sinapsi en altres regions</text:p>
      <text:p text:style-name="P13">- Axò llarg i soma gran </text:p>
      <text:p text:style-name="P13"/>
      <text:p text:style-name="P13">Intrínseques: axò es queda a la mateixa regió funcional </text:p>
      <text:p text:style-name="P13"/>
      <text:p text:style-name="P13">Tenim més neurones intrínseques que rprincipals </text:p>
      <text:p text:style-name="P13"/>
      <text:p text:style-name="P13"/>
      <text:p text:style-name="P13">Principals<text:line-break/>- Característiques de cada regió </text:p>
      <text:p text:style-name="P13">- Multipolars</text:p>
      <text:p text:style-name="P13">- Activador o inhibidor </text:p>
      <text:p text:style-name="P13"/>
      <text:p text:style-name="P13"/>
      <text:p text:style-name="P13">Escorça cerebral </text:p>
      <text:p text:style-name="P13">Evolució </text:p>
      <text:p text:style-name="P13">- Paleocòrtex: còrtex olfactori</text:p>
      <text:p text:style-name="P13">- Arxicortex: hipocamp </text:p>
      <text:p text:style-name="P13">- Neocortex: part motora i sensorial </text:p>
      <text:p text:style-name="P13"/>
      <text:p text:style-name="P13"/>
      <text:p text:style-name="P13">Neocòrtex: </text:p>
      <text:p text:style-name="P13">- Augment de superfície amb circumvolucions </text:p>
      <text:p text:style-name="P13">- La part més important del cervell en magnitud i funcions </text:p>
      <text:p text:style-name="P13">- Organització de les prolongacions en columnes. </text:p>
      <text:p text:style-name="P13"/>
      <text:p text:style-name="P13">Sis capes </text:p>
      <text:p text:style-name="P13"/>
      <text:p text:style-name="P13"/>
      <text:p text:style-name="P13">Nuclis: </text:p>
      <text:p text:style-name="P13"/>
      <text:p text:style-name="P13">Cerebel: estructura de geometria rígida i ordenada. </text:p>
      <text:p text:style-name="P13">Aspecte homogeni a l’escorça</text:p>
      <text:p text:style-name="P13"/>
      <text:p text:style-name="P13">Escorça</text:p>
      <text:p text:style-name="P13"><text:tab/>- Capa molecular <text:span text:style-name="T3">(on es troben ramificacions de les cèl·lules de Purkinje) </text:span></text:p>
      <text:p text:style-name="P13"><text:tab/>- Capa de cèl·lules de Purkinje: <text:span text:style-name="T4">principals </text:span></text:p>
      <text:p text:style-name="P13"><text:tab/>- Capa de cèl·lules granulars: <text:span text:style-name="T4">intrínseques </text:span></text:p>
      <text:p text:style-name="P13"/>
      <text:p text:style-name="P13"/>
      <text:p text:style-name="P14">Medul·la espnal </text:p>
      <text:p text:style-name="P14">- Banya anterior: motora. Motoneurona</text:p>
      <text:p text:style-name="P14">- Banya posterior: sensorial. Control de reflexos</text:p>
      <text:p text:style-name="P14">- Banya lateral: autonòmica. Rep axò de la neurona ganglionar sensitiva. </text:p>
      <text:p text:style-name="P14"/>
      <text:p text:style-name="P14"/>
      <text:p text:style-name="P14">La medul·la espinal té dues arrels a partir de la qual fa els nervis perifèrics (arrel anterior + posterior)</text:p>
      <text:p text:style-name="P14"><text:soft-page-break/>SNP té nervis. </text:p>
      <text:p text:style-name="P14">Nervis que cada nervi té diferents tipus de fibres en proporcions variables, motores somatiques autonòmiques // mielínics (amb cèl·lules schan molt ben estructurades que formen mielina) i amielínics (amb poca mielina) <text:span text:style-name="T5">si beina de mielina esta ben formada o not</text:span></text:p>
      <text:p text:style-name="P14"/>
      <text:p text:style-name="P14"/>
      <text:p text:style-name="P15">Ganglis perifèrics</text:p>
      <text:p text:style-name="P15">- agrupació de neurones fora SNC, estacions intermitges SNC</text:p>
      <text:p text:style-name="P15">- neurona ganglionar (principal) + cèl·lula glial especial (satèl·lit) </text:p>
      <text:p text:style-name="P15"/>
      <text:p text:style-name="P15">Tipius: </text:p>
      <text:p text:style-name="P15">- posterios: sensitius somàtics</text:p>
      <text:p text:style-name="P15">- simpàtics: paravertebral</text:p>
      <text:p text:style-name="P15">- parasimpàtic: dins organ o abans d’arribar. </text:p>
      <text:p text:style-name="P15"/>
      <text:p text:style-name="P15"/>
      <text:p text:style-name="P16">Unitat motora: conjunt format per una motoneurna i les fibres muculars esquelètiques amb plaques motores que inerven </text:p>
      <text:p text:style-name="P16">Cada motoneurona inerva varies fibres musculars d’un múscul</text:p>
      <text:p text:style-name="P16"/>
      <text:p text:style-name="P16">- Si inerva poques: petita</text:p>
      <text:p text:style-name="P16">- Si inerva moltes: gran </text:p>
      <text:p text:style-name="P16">- Si inerva menys, més complex és el moviment </text:p>
      <text:p text:style-name="P16"/>
      <text:p text:style-name="P16">Òrgans dels sentits: </text:p>
      <text:p text:style-name="P16">- receptors perifèrics</text:p>
      <text:p text:style-name="P16">- mucosa olfactoria</text:p>
      <text:p text:style-name="P16">- gust</text:p>
      <text:p text:style-name="P16">- oida</text:p>
      <text:p text:style-name="P16">- ull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Receptors perifèrics: </text:p>
      <text:p text:style-name="P16">- Mecanoreceptors: amb (corpuscles de Meissner, Vater-Pacini, Ruffini... a la pell normalment) / sense càpsula (terminacions peritricials, discs de Merkel) </text:p>
      <text:p text:style-name="P16"><text:tab/>tacte, estirament, vibració, pressió</text:p>
      <text:p text:style-name="P16">organ tendinos de golgi, fus neuromuscular, termoreceptors, nociceptors (del dolor) </text:p>
      <text:p text:style-name="P16">- Termoreceptors</text:p>
      <text:p text:style-name="P16">- Nociceptors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Corpuscles gustatius</text:p>
      <text:p text:style-name="P17">- Agregats de cèl·lules especialitzades a les papil·les linguals</text:p>
      <text:p text:style-name="P17">- Porus gustatiu a la part més distal</text:p>
      <text:p text:style-name="P17">- Terminacions lliures entre les cèl·lules a la part distal </text:p>
      <text:p text:style-name="P17">- Mecanisme químic (canals iònics per salat/agre, receptors de membrana per dolç/amarg) </text:p>
      <text:p text:style-name="P17"/>
      <text:p text:style-name="P18">Zones invaginades on es troben corpuscles gustatius </text:p>
      <text:p text:style-name="P18">Les cèl·lules basals son les mitòticament actives.</text:p>
      <text:p text:style-name="P18"/>
      <text:p text:style-name="P19">Terminacions aferents a la part distal, i a la proximal el pors gustatiu<text:tab/></text:p>
      <text:p text:style-name="P19"/>
      <text:p text:style-name="P19"/>
      <text:p text:style-name="P19"/>
      <text:p text:style-name="P19"/>
      <text:p text:style-name="P19">Mucosa olfactòria </text:p>
      <text:p text:style-name="P19"/>
      <text:p text:style-name="P19">Petita zona de 2cm2 a sostre i part superior del tabic i cornets superiors de la cavitat nasal. </text:p>
      <text:p text:style-name="P19"/>
      <text:p text:style-name="P19">- Cèl·lules olfactòries (neurones bipolars) </text:p>
      <text:p text:style-name="P19">. Cèl·lules basals</text:p>
      <text:p text:style-name="P19">- Cèl·lules de sosteniment</text:p>
      <text:p text:style-name="P17"/>
      <text:p text:style-name="P17"/>
      <text:p text:style-name="P20">Cèl·lules olfactòries, hibrid entre neurona i cèl·lula epitelial. </text:p>
      <text:p text:style-name="P20"/>
      <text:p text:style-name="P20">- Pol apical: dendrita que forma vesícula olfactòria amb cilis immòbils que augmenten la superfície (huele)</text:p>
      <text:p text:style-name="P20"/>
      <text:p text:style-name="P20">- Pol basal: axò que travessa la base del crani per anar al bulb olfactori (no es mielinitza) 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oft-page-break/>Sistema auditiu i vestibular</text:p>
      <text:p text:style-name="P21">- Part intraossia dins el vestibular</text:p>
      <text:p text:style-name="P21"/>
      <text:p text:style-name="P21">tres parts</text:p>
      <text:p text:style-name="P21">- externa: timpà cap enfora</text:p>
      <text:p text:style-name="P21">- mitja: tres ossets i trompa eustaqui (controla pressió) </text:p>
      <text:p text:style-name="P21">- interna: paragonia, coclea i conductes semicirculars</text:p>
      <text:p text:style-name="P21"/>
      <text:p text:style-name="P21"/>
      <text:p text:style-name="P21"/>
      <text:p text:style-name="P21">externa: </text:p>
      <text:p text:style-name="P21">- orella: pell, annexes, teixit adipos subcutani, glandules ceruminoses</text:p>
      <text:p text:style-name="P21"/>
      <text:p text:style-name="P21">conducte auditiu extern</text:p>
      <text:p text:style-name="P21">- segment més extern: cartílag; intern: ossi</text:p>
      <text:p text:style-name="P21">- pell i annexes fins a la part ossia</text:p>
      <text:p text:style-name="P21">- glandules ceruminoses (1000-2000 x orella) </text:p>
      <text:p text:style-name="P21"/>
      <text:p text:style-name="P21"/>
      <text:p text:style-name="P21">Membrana timpanica<text:line-break/>- tres capes</text:p>
      <text:p text:style-name="P21"><text:tab/>ext: epiteli escamos estratificat</text:p>
      <text:p text:style-name="P21"><text:tab/>mitja: colagen radial en periferia, circilar al centre</text:p>
      <text:p text:style-name="P21"><text:tab/>interna: epiteli cuboidal simple amb lamina propia </text:p>
      <text:p text:style-name="P21"/>
      <text:p text:style-name="P21">epiteli extern del timpa migra per dur cèl·lules mes velles cap a fora i eliminar-les </text:p>
      <text:p text:style-name="P21"/>
      <text:p text:style-name="P21"/>
      <text:p text:style-name="P22">mitja: epiteli cubic simple o pla monoestratificat</text:p>
      <text:p text:style-name="P22"/>
      <text:p text:style-name="P22">illes d’epiteli columnar pseudoestratificat...</text:p>
      <text:p text:style-name="P22"/>
      <text:p text:style-name="P22"/>
      <text:p text:style-name="P22">oida interna: </text:p>
      <text:p text:style-name="P22">- auditiu: coclea</text:p>
      <text:p text:style-name="P22">- vestibular: utricle i sacul (gravetat, acceleració lineal), canals semicircular (moviments cap)</text:p>
      <text:p text:style-name="P22"/>
      <text:p text:style-name="P22"/>
      <text:p text:style-name="P22">laberint ossi: extern<text:line-break/>laberint membranos: intern </text:p>
      <text:p text:style-name="P22"/>
      <text:p text:style-name="P22"/>
      <text:p text:style-name="P22"/>
      <text:p text:style-name="P22">part membranosa interna: </text:p>
      <text:p text:style-name="P22">- conducte: endolimfa</text:p>
      <text:p text:style-name="P22">- espai perilimfatic</text:p>
      <text:p text:style-name="P22"><text:tab/>cèl·lules perilimfàtiques</text:p>
      <text:p text:style-name="P22"><text:tab/>epiteli simple </text:p>
      <text:p text:style-name="P22"/>
      <text:p text:style-name="P22"/>
      <text:p text:style-name="P22"/>
      <text:p text:style-name="P22"/>
      <text:p text:style-name="P23"><text:soft-page-break/>Arees especialitzades: </text:p>
      <text:p text:style-name="P23">utricle i sacul: macules</text:p>
      <text:p text:style-name="P23">conductes semicircualars: crestes ampulars</text:p>
      <text:p text:style-name="P23">coclea: organ de Corti. </text:p>
      <text:p text:style-name="P23"/>
      <text:p text:style-name="P23">Receptors: </text:p>
      <text:p text:style-name="P23">- celules receptores: ciliades o peludes (estereocilis: mv) </text:p>
      <text:p text:style-name="P23">- contacte amb fibres nervioses</text:p>
      <text:p text:style-name="P23">- amb celules de suport al voltant</text:p>
      <text:p text:style-name="P23">- mateiral gelatinos per generar moviments als cilis</text:p>
      <text:p text:style-name="P23">- sistema de canals amb endolimfa. </text:p>
      <text:p text:style-name="P23"/>
      <text:p text:style-name="P24">Crestes ampulars: </text:p>
      <text:p text:style-name="P24"><text:s/>fan protusio</text:p>
      <text:p text:style-name="P24">gelatina: cupula</text:p>
      <text:p text:style-name="P24">a mes de microvellositats, tenen un cili</text:p>
      <text:p text:style-name="P24">evaginacio que forma la cresta ampular </text:p>
      <text:p text:style-name="P24"/>
      <text:p text:style-name="P24">macules: </text:p>
      <text:p text:style-name="P24">- aplanades</text:p>
      <text:p text:style-name="P24">- gelatina: membrana otolitica</text:p>
      <text:p text:style-name="P24">- otolits o otoconies</text:p>
      <text:p text:style-name="P24">- a mes de microvellositats, un cili </text:p>
      <text:p text:style-name="P24"/>
      <text:p text:style-name="P25">coclea: </text:p>
      <text:p text:style-name="P25">canals-</text:p>
      <text:p text:style-name="P25"><text:tab/>vestibular: so </text:p>
      <text:p text:style-name="P25"><text:tab/>coclear: corti </text:p>
      <text:p text:style-name="P25"><text:tab/>timpanic: amortidor </text:p>
      <text:p text:style-name="P25"/>
      <text:p text:style-name="P25">conducte coclear: </text:p>
      <text:p text:style-name="P25">delimitat per membrana vestibular (reissner), membrana asilar i estria vascular </text:p>
      <text:p text:style-name="P25"/>
      <text:p text:style-name="P25"/>
      <text:p text:style-name="P26">organ de corti: cèl·lules ciliades internes i externes, de suport (falangiques), gelatina (membrana tectoria) i 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<text:soft-page-break/>Ull</text:p>
      <text:p text:style-name="P27"/>
      <text:p text:style-name="P27">Parts: interna: externa: mitja </text:p>
      <text:p text:style-name="P27"/>
      <text:p text:style-name="P27">externa: cornia i esclera</text:p>
      <text:p text:style-name="P27">mitja: iris, cos ciliar, coroide</text:p>
      <text:p text:style-name="P27">interna: retina neural, epiteli pigmentari </text:p>
      <text:p text:style-name="P27"/>
      <text:p text:style-name="P27">a la parpella hi ha glandules que lubriquen tot</text:p>
      <text:p text:style-name="P27"/>
      <text:p text:style-name="P27">conjuntiva</text:p>
      <text:p text:style-name="P27">tarsal: recobreix part interna parpella</text:p>
      <text:p text:style-name="P27">bulbar. Recobrix esclerotica a la cara anterior (lliure) de l’ull </text:p>
      <text:p text:style-name="P27"/>
      <text:p text:style-name="P27"/>
      <text:p text:style-name="P27">part externa: </text:p>
      <text:p text:style-name="P27">- suporten tensió ull</text:p>
      <text:p text:style-name="P27">- medi transparent vs medi opac: cambra fosca</text:p>
      <text:p text:style-name="P27">- a la cara anterior, la cornia ha de ser transparent per permetre el pas del feix lluminos </text:p>
      <text:p text:style-name="P27"/>
      <text:p text:style-name="P27">cornia: cinc capes</text:p>
      <text:p text:style-name="P27">- epiteli poliestr</text:p>
      <text:p text:style-name="P27">- membrana basal gruixuda (bowmann) </text:p>
      <text:p text:style-name="P27">- capa d’estroma molt ben ordenat sense vasos sanguinis </text:p>
      <text:p text:style-name="P27">- membrana basal més prima </text:p>
      <text:p text:style-name="P27">- epiteli intern, monoestratificat. Separant de l’humor aquos</text:p>
      <text:p text:style-name="P27"/>
      <text:p text:style-name="P28">esclera: coberta de teixit connectiu dens desordenat que resisteix pressio i fa de camera fosca. </text:p>
      <text:p text:style-name="P28">Recobert per conjuntiva bulbar</text:p>
      <text:p text:style-name="P28">limbe esclerocornial</text:p>
      <text:p text:style-name="P28"/>
      <text:p text:style-name="P28">capa mitja </text:p>
      <text:p text:style-name="P28">- iris: color. Fa que la pupila sigui més gran o petita</text:p>
      <text:p text:style-name="P28">teixit connectiu altament vascularitzat, posterior pigmentat epiteli. Tambe tenim zones musculars </text:p>
      <text:p text:style-name="P28"/>
      <text:p text:style-name="P29">cos ciliar: </text:p>
      <text:p text:style-name="P29">dues capes epitelials (interna no pigmentada, externa apigmentada) </text:p>
      <text:p text:style-name="P29">processos ciliars: excrecencies digitiformes (humor aquos) <text:tab/></text:p>
      <text:p text:style-name="P29"><text:tab/>s’ancoren les zonules (bandes de colagen connectat a la capsula del cristali) </text:p>
      <text:p text:style-name="P29">estroma uveal amb muscul llis ambundant ordenat en tres sentits</text:p>
      <text:p text:style-name="P29">regula estat de convexitat cristali (acomodacio) </text:p>
      <text:p text:style-name="P29">estira cristali en repos</text:p>
      <text:p text:style-name="P29"><text:line-break/><text:line-break/><text:line-break/><text:line-break/><text:line-break/></text:p>
      <text:p text:style-name="P29"/>
      <text:p text:style-name="P29"/>
      <text:p text:style-name="P29"/>
      <text:p text:style-name="P29"/>
      <text:p text:style-name="P29"><text:soft-page-break/>humos aquos: passa de cambra posterior a anterior per orificis del iris</text:p>
      <text:p text:style-name="P29">reabsorcio a sistema de canals del limbre esclero-corneal (malla trabecular o canal de ashley) </text:p>
      <text:p text:style-name="P29"/>
      <text:p text:style-name="P29">cristali: derivat celuluar forma lenticular </text:p>
      <text:p text:style-name="P29">encaixat dins una capsula de colagen ordenat que es continua </text:p>
      <text:p text:style-name="P29">passa el llum per tant es transparent per tant les celules no tenne nulci </text:p>
      <text:p text:style-name="P29"/>
      <text:p text:style-name="P29"/>
      <text:p text:style-name="P29">humor vitri </text:p>
      <text:p text:style-name="P29">omple el compartiment posterior de l’ull</text:p>
      <text:p text:style-name="P29">format per substancia aforma -&gt; acelular </text:p>
      <text:p text:style-name="P29"/>
      <text:p text:style-name="P29">retina: capa interna amb neural i pigmentari </text:p>
      <text:p text:style-name="P29"/>
      <text:p text:style-name="P29">coroides / esclera y tal me quiero meter un tiro en la polla</text:p>
      <text:p text:style-name="P29"/>
      <text:p text:style-name="P29"/>
      <text:p text:style-name="P29"/>
      <text:p text:style-name="P30">retina</text:p>
      <text:p text:style-name="P30">- prima </text:p>
      <text:p text:style-name="P30">- homogenia amb variacions topografiques amb funcions </text:p>
      <text:p text:style-name="P30">10 capes</text:p>
      <text:p text:style-name="P30">1 receptor <text:span text:style-name="T6">(la segona )</text:span>9 neuronals </text:p>
      <text:p text:style-name="P30">neurones petites</text:p>
      <text:p text:style-name="P30">integracio del receptor amb el sistema de processament primari</text:p>
      <text:p text:style-name="P30"/>
      <text:p text:style-name="P30">llum ha de travessar totes les capes de la retina 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<text:soft-page-break/>fotoreceptors</text:p>
      <text:p text:style-name="P31">neurones bipolars</text:p>
      <text:p text:style-name="P31">cons: llium i color, baixa sensi</text:p>
      <text:p text:style-name="P31">bastons: intensitat lluminosa, alta sensi (blanc i negre) </text:p>
      <text:p text:style-name="P31"/>
      <text:p text:style-name="P31">segment extern: sistema de recepcio (dendrita modificada) </text:p>
      <text:p text:style-name="P31"/>
      <text:p text:style-name="P31">sistema de recepcio: subunitats fetes per discs de membrana amb molecles de receptors especifics</text:p>
      <text:p text:style-name="P31">les molecules receptores es desgasten els discs, mes externs es destrueixen i son resposats des del soma cellular. </text:p>
      <text:p text:style-name="P31"/>
      <text:p text:style-name="P32">Unions adherents amb glia de muller</text:p>
      <text:p text:style-name="P32">abundants mitocondries a la base del segment extern </text:p>
      <text:p text:style-name="P32">a l’altra banda del nucli, petit axo amb boto sinaptic</text:p>
      <text:p text:style-name="P32">con, pedcle: mes superficie de sinapsi</text:p>
      <text:p text:style-name="P32">basto: menys superficie de sinapsi. </text:p>
      <text:p text:style-name="P32"/>
      <text:p text:style-name="P33">Retina: recanvi de disc gracies a la funcio fagocifita de les celules de lepiteli resp</text:p>
      <text:p text:style-name="P33"/>
      <text:p text:style-name="P33">macula: maxima quantita de cons </text:p>
      <text:p text:style-name="P33">fovea: en la zona central de la macula nomes hi ha cons, les altres capes es margninen i el gruix de la retina es minim </text:p>
      <text:p text:style-name="P33"/>
      <text:p text:style-name="P33">la macula es el punt de visio central, la fovea es el centre de la macula i es veu de puta mare broski</text:p>
      <text:p text:style-name="P33"/>
      <text:p text:style-name="P33">mes bastons a la periferia </text:p>
      <text:p text:style-name="P33">punt fosc per on travessa el nervi optic classic d’ateek gautam memes</text:p>
      <text:p text:style-name="P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13:05:07.895296792</meta:creation-date>
    <dc:date>2025-01-08T13:57:54.875614171</dc:date>
    <meta:editing-duration>PT1H36M39S</meta:editing-duration>
    <meta:editing-cycles>31</meta:editing-cycles>
    <meta:generator>LibreOffice/24.2.7.2$Linux_X86_64 LibreOffice_project/420$Build-2</meta:generator>
    <meta:document-statistic meta:table-count="0" meta:image-count="0" meta:object-count="0" meta:page-count="13" meta:paragraph-count="319" meta:word-count="1834" meta:character-count="12250" meta:non-whitespace-character-count="10523"/>
  </office:meta>
</office:document-meta>
</file>